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b09" officeooo:paragraph-rsid="00114b09"/>
    </style:style>
    <style:style style:name="P2" style:family="paragraph" style:parent-style-name="Standard">
      <style:text-properties officeooo:rsid="00114b09" officeooo:paragraph-rsid="001fe51d"/>
    </style:style>
    <style:style style:name="P3" style:family="paragraph" style:parent-style-name="Standard">
      <style:text-properties officeooo:rsid="00114b09" officeooo:paragraph-rsid="0015ed38"/>
    </style:style>
    <style:style style:name="P4" style:family="paragraph" style:parent-style-name="Standard">
      <style:text-properties officeooo:rsid="00130200" officeooo:paragraph-rsid="00130200"/>
    </style:style>
    <style:style style:name="P5" style:family="paragraph" style:parent-style-name="Standard">
      <style:text-properties officeooo:rsid="00140b27" officeooo:paragraph-rsid="00140b27"/>
    </style:style>
    <style:style style:name="P6" style:family="paragraph" style:parent-style-name="Standard">
      <style:text-properties officeooo:rsid="0015ed38" officeooo:paragraph-rsid="0015ed38"/>
    </style:style>
    <style:style style:name="P7" style:family="paragraph" style:parent-style-name="Standard">
      <style:text-properties officeooo:rsid="00174fb7" officeooo:paragraph-rsid="00174fb7"/>
    </style:style>
    <style:style style:name="P8" style:family="paragraph" style:parent-style-name="Standard">
      <style:text-properties officeooo:rsid="001bb680" officeooo:paragraph-rsid="001adc2e"/>
    </style:style>
    <style:style style:name="P9" style:family="paragraph" style:parent-style-name="Standard">
      <style:text-properties officeooo:rsid="001ccf32" officeooo:paragraph-rsid="001ccf32"/>
    </style:style>
    <style:style style:name="P10" style:family="paragraph" style:parent-style-name="Standard">
      <style:text-properties officeooo:rsid="001f0b74" officeooo:paragraph-rsid="001f0b74"/>
    </style:style>
    <style:style style:name="P11" style:family="paragraph" style:parent-style-name="Standard">
      <style:text-properties officeooo:rsid="002185de" officeooo:paragraph-rsid="002a14d7"/>
    </style:style>
    <style:style style:name="P12" style:family="paragraph" style:parent-style-name="Standard">
      <style:text-properties officeooo:rsid="0027c4c2" officeooo:paragraph-rsid="0027c4c2"/>
    </style:style>
    <style:style style:name="P13" style:family="paragraph" style:parent-style-name="Standard">
      <style:text-properties officeooo:rsid="0027c4c2" officeooo:paragraph-rsid="002a14d7"/>
    </style:style>
    <style:style style:name="P14" style:family="paragraph" style:parent-style-name="Standard">
      <style:text-properties officeooo:rsid="0027c4c2" officeooo:paragraph-rsid="002c73c4"/>
    </style:style>
    <style:style style:name="P15" style:family="paragraph" style:parent-style-name="Standard">
      <style:text-properties officeooo:rsid="002a14d7" officeooo:paragraph-rsid="002a14d7"/>
    </style:style>
    <style:style style:name="P16" style:family="paragraph" style:parent-style-name="Standard">
      <style:text-properties officeooo:rsid="002bfbae" officeooo:paragraph-rsid="002bfbae"/>
    </style:style>
    <style:style style:name="P17" style:family="paragraph" style:parent-style-name="Standard">
      <style:text-properties officeooo:rsid="002c73c4" officeooo:paragraph-rsid="002c73c4"/>
    </style:style>
    <style:style style:name="P18" style:family="paragraph" style:parent-style-name="Standard">
      <style:text-properties officeooo:rsid="002bfbae" officeooo:paragraph-rsid="0027c4c2"/>
    </style:style>
    <style:style style:name="P19" style:family="paragraph" style:parent-style-name="Standard">
      <style:text-properties officeooo:rsid="002a14d7" officeooo:paragraph-rsid="002c73c4"/>
    </style:style>
    <style:style style:name="P20" style:family="paragraph" style:parent-style-name="Standard">
      <style:text-properties officeooo:rsid="00255922" officeooo:paragraph-rsid="00255922"/>
    </style:style>
    <style:style style:name="P21" style:family="paragraph" style:parent-style-name="Standard">
      <style:text-properties officeooo:rsid="002dedc7" officeooo:paragraph-rsid="002dedc7"/>
    </style:style>
    <style:style style:name="T1" style:family="text">
      <style:text-properties officeooo:rsid="001e27c7"/>
    </style:style>
    <style:style style:name="T2" style:family="text">
      <style:text-properties officeooo:rsid="00255922"/>
    </style:style>
    <style:style style:name="T3" style:family="text">
      <style:text-properties officeooo:rsid="002a14d7"/>
    </style:style>
    <style:style style:name="T4" style:family="text">
      <style:text-properties officeooo:rsid="002ae6b3"/>
    </style:style>
    <style:style style:name="T5" style:family="text">
      <style:text-properties officeooo:rsid="002bfb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for Charity project – <text:span text:style-name="T5">Final Project for Consensys Developer Course</text:span></text:p>
      <text:p text:style-name="P1"/>
      <text:p text:style-name="P1"/>
      <text:p text:style-name="P1"/>
      <text:p text:style-name="P1"/>
      <text:p text:style-name="P1"/>
      <text:p text:style-name="P1">1. Brief intro to project</text:p>
      <text:p text:style-name="P4">This Dapp is built with inspiration from <text:span text:style-name="T5">how </text:span>Kickstarter <text:span text:style-name="T5">is</text:span>, but with focus on how Charitable organizations raise &amp; spend money. The Dapp tries to improve two issues which the Charitable industry faces today: </text:p>
      <text:p text:style-name="P4">* Do Charitable organizations spend the funds on the purpose actually promised?</text:p>
      <text:p text:style-name="P4">* How much of the funds collected are “eaten up” by administrative fees, salaries, marketing etc. by the Charitable organization?</text:p>
      <text:p text:style-name="P4"/>
      <text:p text:style-name="P20">This is not a complete Dapp, only an initial prototype <text:span text:style-name="T5">with focus on the first issue, what is the money collected spent on</text:span>. For details on needed improvements to the Dapp please see section 5. </text:p>
      <text:p text:style-name="P20"/>
      <text:p text:style-name="P21">The current version of the Dapp allows anyone with metamask to create a funding for a chairitable purpose, for instance improve water quality in a region. After creating a Charity anyone with Metamask can contribute to the Charity. Then, the creator of the Charity can create “payment requests”, for instance to buy water filters from a specific vendor (ethereum address). Then, a certain number of those who contributed to the Charity has to accept the payment request (that it is in line with the goal &amp; purpose of the charity) before the creator of the Charity can finalize the transfer of funds. Please see “Charity.sol” for specific comments on contract functionality. </text:p>
      <text:p text:style-name="P2"/>
      <text:p text:style-name="P1">2. Installations and set-up:</text:p>
      <text:p text:style-name="P1"/>
      <text:p text:style-name="P16">To run the project locally, please do the following installations below. If issues it might be your global truffle/solc versions overwriting, so try delete those &amp; only use the once described below. </text:p>
      <text:p text:style-name="P1"/>
      <text:p text:style-name="P5">The application has been developed &amp; tested on Oracle VM VirtualBox, with system Ubuntu 16.04.</text:p>
      <text:p text:style-name="P5"/>
      <text:p text:style-name="P5">Once you have downloaded the project folder from github, go into the folder from terminal and <text:span text:style-name="T2">run the following:</text:span></text:p>
      <text:p text:style-name="P5"/>
      <text:p text:style-name="P6">sudo apt update</text:p>
      <text:p text:style-name="P6"/>
      <text:p text:style-name="P6">sudo apt install nodejs npm</text:p>
      <text:p text:style-name="P6"/>
      <text:p text:style-name="P7">sudo apt install npm</text:p>
      <text:p text:style-name="P5"/>
      <text:p text:style-name="P5">npm install –save ganache-cli mocha <text:a xlink:type="simple" xlink:href="mailto:solc@0.4.17" text:style-name="Internet_20_link" text:visited-style-name="Visited_20_Internet_20_Link">solc@0.4.17</text:a> fs-extra <text:a xlink:type="simple" xlink:href="mailto:web3@1.0.0-beta.26" text:style-name="Internet_20_link" text:visited-style-name="Visited_20_Internet_20_Link">web3@1.0.0-beta.26</text:a></text:p>
      <text:p text:style-name="P5"/>
      <text:p text:style-name="P5">npm install –save truffle-hdwallet-provider</text:p>
      <text:p text:style-name="P5"/>
      <text:p text:style-name="P5">npm install –save <text:a xlink:type="simple" xlink:href="mailto:next@4.1.4" text:style-name="Internet_20_link" text:visited-style-name="Visited_20_Internet_20_Link">next@4.1.4</text:a> react react-dom</text:p>
      <text:p text:style-name="P5"/>
      <text:p text:style-name="P8">npm install –save semantic-ui-react</text:p>
      <text:p text:style-name="P8"/>
      <text:p text:style-name="P9">npm install –save semantic-ui-css</text:p>
      <text:p text:style-name="P9"/>
      <text:p text:style-name="P10">npm install –save next-routes</text:p>
      <text:p text:style-name="P1"/>
      <text:p text:style-name="P1"/>
      <text:p text:style-name="P18">3. Run tests, start application &amp; compile/deploy:</text:p>
      <text:p text:style-name="P12"/>
      <text:p text:style-name="P14">1. <text:span text:style-name="T3">Run tests: </text:span>With terminal go into project <text:span text:style-name="T3">folder and type “npm run test”. The tests will then</text:span></text:p>
      <text:p text:style-name="P19"><text:soft-page-break/><text:s/>execute from the test folder. You can look at the file “Charity.test.js” to see the code with comments. </text:p>
      <text:p text:style-name="P14"/>
      <text:p text:style-name="P13">2. <text:span text:style-name="T3">Run app: There is already a deployed version of CharityFactory on Rinkeby:</text:span></text:p>
      <text:p text:style-name="P11">0x31fD63F98B9eAA520C2DAc5C9Ed71118Fc2747F8</text:p>
      <text:p text:style-name="P11"/>
      <text:p text:style-name="P15">You can therefore access this contract through local node.js server by going into project folder and type “npm run dev”. The server will spin up the application on localhost: 3000. You can use Metamask to interact with it. Make sure to be on the Rinkeby network. </text:p>
      <text:p text:style-name="P15"/>
      <text:p text:style-name="P15">Com<text:span text:style-name="T4">p</text:span>ile &amp; deploy own version:</text:p>
      <text:p text:style-name="P15"/>
      <text:p text:style-name="P15">If you want to deploy a new version, go into the project folder “ethereum” with terminal and type “node compile.js”. This will build new versions of the contracts. </text:p>
      <text:p text:style-name="P15">Then in the same Ethereum-folder, type “node deploy.js”. This will deploy a new factory-contract on Rinkeby. The console will print the ethereum-address. Please remember to save that address and edit it in the “factory.js” file if you want to interact with it through the app. </text:p>
      <text:p text:style-name="P1"/>
      <text:p text:style-name="P1">4. Test, Design &amp; Security</text:p>
      <text:p text:style-name="P1">See separate files: </text:p>
      <text:p text:style-name="P1">- <text:span text:style-name="T1">Campaign.test.js</text:span></text:p>
      <text:p text:style-name="P1">- design_pattern_desicions,</text:p>
      <text:p text:style-name="P1">- avoiding_common_attacks</text:p>
      <text:p text:style-name="P1"/>
      <text:p text:style-name="P3">5. Fully developmed Dapp &amp; suggested improvements:</text:p>
      <text:p text:style-name="P3"/>
      <text:p text:style-name="P17">This project is only a prototype of a Dapp. Some important needed improvement to the application:</text:p>
      <text:p text:style-name="P17"/>
      <text:p text:style-name="P17">- Better description to end-user what the intended purpose of each Charity is</text:p>
      <text:p text:style-name="P17">- Trusted register that show connection between ethereum address &amp; organization/company behind the ethereum addresses. Particularly important forpayment requests.</text:p>
      <text:p text:style-name="P17">- Extended functionality in Charity.sol that set requirements for total needed collection, maximum collection.</text:p>
      <text:p text:style-name="P17">- Functionality in situations where requests do not get enough approvals or funds have stayd very long in the Charity-contract. There should be an automatic function that said “after x days” non-approved or unspend funds are sent back to the original charity-givers.</text:p>
      <text:p text:style-name="P17">- Functionality that show users/contributors how much of the given funds are spent on Charity-administration/salaries etc. For instance lets say Charity X spends 10% of collected funds on administrative costs, contributors should see this easily. This should provide higher transparency and insentience Charitable organization to spend funds collected efficient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30:13.993314676</meta:creation-date>
    <dc:date>2019-01-27T21:54:54.020386316</dc:date>
    <meta:editing-duration>PT1H21M15S</meta:editing-duration>
    <meta:editing-cycles>22</meta:editing-cycles>
    <meta:generator>LibreOffice/6.0.3.2$Linux_X86_64 LibreOffice_project/00m0$Build-2</meta:generator>
    <meta:document-statistic meta:table-count="0" meta:image-count="0" meta:object-count="0" meta:page-count="2" meta:paragraph-count="41" meta:word-count="694" meta:character-count="4480" meta:non-whitespace-character-count="3815"/>
  </office:meta>
</office:document-meta>
</file>